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659in"/>
    </style:style>
    <style:style style:name="TableColumn5" style:family="table-column">
      <style:table-column-properties style:column-width="1.7187in"/>
    </style:style>
    <style:style style:name="TableColumn6" style:family="table-column">
      <style:table-column-properties style:column-width="1.1979in"/>
    </style:style>
    <style:style style:name="TableColumn7" style:family="table-column">
      <style:table-column-properties style:column-width="1.7104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olumn99" style:family="table-column">
      <style:table-column-properties style:column-width="2.0083in"/>
    </style:style>
    <style:style style:name="TableColumn100" style:family="table-column">
      <style:table-column-properties style:column-width="1.5208in"/>
    </style:style>
    <style:style style:name="TableColumn101" style:family="table-column">
      <style:table-column-properties style:column-width="1.1458in"/>
    </style:style>
    <style:style style:name="TableColumn102" style:family="table-column">
      <style:table-column-properties style:column-width="1.618in"/>
    </style:style>
    <style:style style:name="Table98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115" style:parent-style-name="Absatz-Standardschriftart" style:family="text">
      <style:text-properties style:font-name-complex="Calibri" style:font-weight-complex="bold" fo:color="#000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125" style:parent-style-name="Absatz-Standardschriftart" style:family="text">
      <style:text-properties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135" style:parent-style-name="Absatz-Standardschriftart" style:family="text">
      <style:text-properties style:font-name-complex="Calibri" style:font-weight-complex="bold" fo:color="#0000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Accountverwaltung - Vorlage</text:p>
      <text:p text:style-name="P2"/>
      <text:p text:style-name="Standard">1. Testnummer: Account - &lt;laufende Nummer&gt;</text:p>
      <text:p text:style-name="Standard">2. Datum:<text:s/></text:p>
      <text:p text:style-name="Standard">3. Zu testende Klassen: Anmeldung, Grundseite, M_Startseite,<text:s/>PasswortBearbeitenFrame<text:s/>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Richtiger Benutzername und Passwort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Richtiger Benutzername, falsches Passwort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r Benutzername und richtiges Passwort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Falscher<text:s/>Benutzername und falsches Passwort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Beim Ändern verschiedene neue Passwörter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im Ändern falsches altes Passwort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Richtige Änderung des Passwortes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Anmeldung als Administrator<text:s/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nmeldung als Mitarbeiter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>5. Nichtfunktionale<text:s/>Anforderungen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Testfall</text:p>
          </table:table-cell>
          <table:table-cell table:style-name="TableCell106">
            <text:p text:style-name="P107">erfolgreich<text:s/></text:p>
          </table:table-cell>
          <table:table-cell table:style-name="TableCell108">
            <text:p text:style-name="P109">nicht erfolgreich</text:p>
          </table:table-cell>
          <table:table-cell table:style-name="TableCell110">
            <text:p text:style-name="P111">Anmerkungen</text:p>
          </table:table-cell>
        </table:table-row>
        <table:table-row table:style-name="TableRow112">
          <table:table-cell table:style-name="TableCell113">
            <text:p text:style-name="P114"><text:span text:style-name="T115">Funktionale Anforderung F-5: Account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<text:span text:style-name="T125">Zuverlässigkeitsanforderung R-2: Plausibilität</text:span>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<text:span text:style-name="T135">Bedienbarkeitsanforderung U-3: Lesbar</text:span>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27:00Z</meta:creation-date>
    <dc:date>2016-07-08T12:28:00Z</dc:date>
    <meta:template xlink:href="Normal.dotm" xlink:type="simple"/>
    <meta:editing-cycles>3</meta:editing-cycles>
    <meta:editing-duration>PT0S</meta:editing-duration>
    <meta:document-statistic meta:page-count="1" meta:paragraph-count="1" meta:word-count="118" meta:character-count="863" meta:row-count="6" meta:non-whitespace-character-count="746"/>
  </office:meta>
</office:document-meta>
</file>